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6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URW Gothic L" fo:font-size="12pt" style:font-size-asian="12pt" style:font-size-complex="12pt"/>
    </style:style>
    <style:style style:name="T1" style:family="text">
      <style:text-properties style:font-name="URW Gothic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ttle Pig</text:p>
      <text:p text:style-name="P1">The Polecats</text:p>
      <text:p text:style-name="P1"/>
      <text:p text:style-name="P6">Chorus</text:p>
      <text:p text:style-name="P3">Oh-oh, bama-chinny-chin-chin</text:p>
      <text:p text:style-name="P3">Well, I'm the wolf and I wanna come in</text:p>
      <text:p text:style-name="P3">Oh-oh, bama-chinny-chin-chin</text:p>
      <text:p text:style-name="P3">Well, I'm the wolf and I wanna come in</text:p>
      <text:p text:style-name="P3">Well, I huff and I puff and I huff and I puff</text:p>
      <text:p text:style-name="P6">And I blow your house in</text:p>
      <text:p text:style-name="P3"></text:p>
      <text:p text:style-name="P3">Well, you can build it of brick</text:p>
      <text:p text:style-name="P3">Build it of stone</text:p>
      <text:p text:style-name="P3">But look little gal I won't leave you alone</text:p>
      <text:p text:style-name="P3">I'm a-gonna git you, just you wait and see</text:p>
      <text:p text:style-name="P3">Look little pig, you belong to me</text:p>
      <text:p text:style-name="P3"/>
      <text:p text:style-name="P3">[Chorus]</text:p>
      <text:p text:style-name="P3"/>
      <text:p text:style-name="P3">[Solo Guitarra]</text:p>
      <text:p text:style-name="P3">[Solo Bass]</text:p>
      <text:p text:style-name="P3">[Solo Drums]</text:p>
      <text:p text:style-name="P3">[Solo Piano]</text:p>
      <text:p text:style-name="P3"></text:p>
      <text:p text:style-name="P3">Well, you can trick me here, trick me there</text:p>
      <text:p text:style-name="P3">But look little gal, that won't get you nowhere</text:p>
      <text:p text:style-name="P3">'Cause I'm gonna git you, just you wait and see</text:p>
      <text:p text:style-name="P3">Look little pig, you belong to me</text:p>
      <text:p text:style-name="P3"/>
      <text:p text:style-name="P3">[Chorus]</text:p>
      <text:p text:style-name="P3">[Chorus A Capella]</text:p>
      <text:p text:style-name="P3"/>
      <text:p text:style-name="P3">[Chorus]</text:p>
      <text:p text:style-name="P3">[Chorus A Capella]</text:p>
      <text:p text:style-name="P3"/>
      <text:p text:style-name="P3">Blow your house in little pig, little pig</text:p>
      <text:p text:style-name="P3">Blow your house in little pig, little pig</text:p>
      <text:p text:style-name="P3">Blow your house in little pig, little pig</text:p>
      <text:p text:style-name="P3">Blow your house in little pig, little p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8:16:14</dc:date>
    <dc:creator>rodolfoap</dc:creator>
    <meta:generator>OpenOffice.org/3.0$Unix OpenOffice.org_project/300m15$Build-9379</meta:generator>
    <meta:editing-duration>PT00H34M25S</meta:editing-duration>
    <meta:editing-cycles>8</meta:editing-cycles>
    <meta:document-statistic meta:table-count="0" meta:image-count="0" meta:object-count="0" meta:page-count="1" meta:paragraph-count="33" meta:word-count="165" meta:character-count="859"/>
  </office:meta>
</office:document-meta>
</file>